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6547in" svg:y="0.6354in">
            <draw:object draw:notify-on-update-of-ranges="Sheet1.E11:Sheet1.E11 Sheet1.E12:Sheet1.E15 Sheet1.F11:Sheet1.F11 Sheet1.F12:Sheet1.F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53in" svg:x="0.6394in" svg:y="4.1618in">
            <draw:object draw:notify-on-update-of-ranges="Sheet1.B18:Sheet1.B18 Sheet1.B19:Sheet1.B21 Sheet1.C18:Sheet1.C18 Sheet1.C19:Sheet1.C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6.5366in" svg:y="8.1461in">
            <draw:object draw:notify-on-update-of-ranges="Sheet1.J36:Sheet1.J36 Sheet1.J37:Sheet1.J40 Sheet1.K36:Sheet1.K36 Sheet1.K37:Sheet1.K4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x cost</text:p>
          </table:table-cell>
          <table:table-cell office:value-type="string" calcext:value-type="string">
            <text:p>time [s]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.22931" calcext:value-type="float">
            <text:p>0.229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1.160548" calcext:value-type="float">
            <text:p>1.1605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2.927411" calcext:value-type="float">
            <text:p>2.9274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5.593033" calcext:value-type="float">
            <text:p>5.59303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 [s]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.059731" calcext:value-type="float">
            <text:p>0.059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0.185012" calcext:value-type="float">
            <text:p>0.185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572133" calcext:value-type="float">
            <text:p>0.572133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ax weight</text:p>
          </table:table-cell>
          <table:table-cell office:value-type="string" calcext:value-type="string">
            <text:p>time <text:s/>[s]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0.019324" calcext:value-type="float">
            <text:p>0.019324</text:p>
          </table:table-cell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0.066433" calcext:value-type="float">
            <text:p>0.066433</text:p>
          </table:table-cell>
        </table:table-row>
        <table:table-row table:style-name="ro1">
          <table:table-cell table:number-columns-repeated="9"/>
          <table:table-cell office:value-type="float" office:value="1250" calcext:value-type="float">
            <text:p>1250</text:p>
          </table:table-cell>
          <table:table-cell office:value-type="float" office:value="0.152499" calcext:value-type="float">
            <text:p>0.152499</text:p>
          </table:table-cell>
        </table:table-row>
        <table:table-row table:style-name="ro1"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0.423214" calcext:value-type="float">
            <text:p>0.423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20:20:55.836299181</meta:creation-date>
    <dc:date>2015-12-08T23:28:53.537431937</dc:date>
    <meta:editing-duration>PT29M54S</meta:editing-duration>
    <meta:editing-cycles>2</meta:editing-cycles>
    <meta:generator>LibreOffice/4.2.8.2$Linux_X86_64 LibreOffice_project/420m0$Build-2</meta:generator>
    <meta:document-statistic meta:table-count="1" meta:cell-count="28" meta:object-count="3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4.201cm" style:legend-expansion="high" chart:style-name="ch2"/>
        <chart:plot-area chart:style-name="ch3" table:cell-range-address="Sheet1.E11:Sheet1.F15" chart:data-source-has-labels="both" svg:x="1.331cm" svg:y="0.18cm" svg:width="11.841cm" svg:height="7.659cm">
          <chartooo:coordinate-region svg:x="1.767cm" svg:y="0.379cm" svg:width="11.033cm" svg:height="6.813cm"/>
          <chart:axis chart:dimension="x" chart:name="primary-x" chart:style-name="ch4" chartooo:axis-type="auto">
            <chartooo:date-scale/>
            <chart:title svg:x="6.559cm" svg:y="8.019cm" chart:style-name="ch5">
              <text:p>max cost</text:p>
            </chart:title>
            <chart:categories table:cell-range-address="Sheet1.E12:Sheet1.E15"/>
          </chart:axis>
          <chart:axis chart:dimension="y" chart:name="primary-y" chart:style-name="ch4">
            <chart:title svg:x="0.451cm" svg:y="4.569cm" chart:style-name="ch6">
              <text:p>time [s]</text:p>
            </chart:title>
            <chart:grid chart:style-name="ch7" chart:class="major"/>
          </chart:axis>
          <chart:series chart:style-name="ch8" chart:values-cell-range-address="Sheet1.F12:Sheet1.F15" chart:label-cell-address="Sheet1.F11:Sheet1.F1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s]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E12:Sheet1.E15</svg:desc>
                </draw:g>
              </table:table-cell>
              <table:table-cell office:value-type="float" office:value="0.22931">
                <text:p>0.22931</text:p>
                <draw:g>
                  <svg:desc>Sheet1.F12:Sheet1.F15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60548">
                <text:p>1.1605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.927411">
                <text:p>2.9274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93033">
                <text:p>5.593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3.491cm" svg:y="4.204cm" style:legend-expansion="high" chart:style-name="ch2"/>
        <chart:plot-area chart:style-name="ch3" table:cell-range-address="Sheet1.B18:Sheet1.C21" chart:data-source-has-labels="both" svg:x="1.33cm" svg:y="0.18cm" svg:width="11.842cm" svg:height="7.665cm">
          <chartooo:coordinate-region svg:x="2.057cm" svg:y="0.38cm" svg:width="11.021cm" svg:height="6.818cm"/>
          <chart:axis chart:dimension="x" chart:name="primary-x" chart:style-name="ch4" chartooo:axis-type="auto">
            <chartooo:date-scale/>
            <chart:title svg:x="5.633cm" svg:y="8.025cm" chart:style-name="ch5">
              <text:p>hodnota parametru -d</text:p>
            </chart:title>
            <chart:categories table:cell-range-address="Sheet1.B19:Sheet1.B21"/>
          </chart:axis>
          <chart:axis chart:dimension="y" chart:name="primary-y" chart:style-name="ch4">
            <chart:title svg:x="0.451cm" svg:y="4.572cm" chart:style-name="ch6">
              <text:p>time [s]</text:p>
            </chart:title>
            <chart:grid chart:style-name="ch7" chart:class="major"/>
          </chart:axis>
          <chart:series chart:style-name="ch8" chart:values-cell-range-address="Sheet1.C19:Sheet1.C21" chart:label-cell-address="Sheet1.C18:Sheet1.C18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[s]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B19:Sheet1.B21</svg:desc>
                </draw:g>
              </table:table-cell>
              <table:table-cell office:value-type="float" office:value="0.059731">
                <text:p>0.059731</text:p>
                <draw:g>
                  <svg:desc>Sheet1.C19:Sheet1.C21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85012">
                <text:p>0.18501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2133">
                <text:p>0.572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84cm" svg:y="4.204cm" style:legend-expansion="high" chart:style-name="ch2"/>
        <chart:plot-area chart:style-name="ch3" table:cell-range-address="Sheet1.J36:Sheet1.K40" chart:data-source-has-labels="both" svg:x="1.33cm" svg:y="0.18cm" svg:width="11.735cm" svg:height="7.665cm">
          <chartooo:coordinate-region svg:x="2.242cm" svg:y="0.38cm" svg:width="10.451cm" svg:height="6.818cm"/>
          <chart:axis chart:dimension="x" chart:name="primary-x" chart:style-name="ch4" chartooo:axis-type="auto">
            <chartooo:date-scale/>
            <chart:title svg:x="6.32cm" svg:y="8.025cm" chart:style-name="ch5">
              <text:p>max weight</text:p>
            </chart:title>
            <chart:categories table:cell-range-address="Sheet1.J37:Sheet1.J40"/>
          </chart:axis>
          <chart:axis chart:dimension="y" chart:name="primary-y" chart:style-name="ch4">
            <chart:title svg:x="0.451cm" svg:y="4.572cm" chart:style-name="ch6">
              <text:p>time [s]</text:p>
            </chart:title>
            <chart:grid chart:style-name="ch7" chart:class="major"/>
          </chart:axis>
          <chart:series chart:style-name="ch8" chart:values-cell-range-address="Sheet1.K37:Sheet1.K40" chart:label-cell-address="Sheet1.K36:Sheet1.K3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 [s]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J37:Sheet1.J40</svg:desc>
                </draw:g>
              </table:table-cell>
              <table:table-cell office:value-type="float" office:value="0.019324">
                <text:p>0.019324</text:p>
                <draw:g>
                  <svg:desc>Sheet1.K37:Sheet1.K40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6433">
                <text:p>0.066433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52499">
                <text:p>0.1524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23214">
                <text:p>0.423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